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Standard" style:family="paragraph">
      <style:text-properties style:font-name="Calibri" style:font-name-complex="Calibri" fo:color="#000000" fo:font-size="10.5pt" style:font-size-asian="10.5pt"/>
    </style:style>
    <style:style style:name="P5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 fo:language="en" fo:country="US"/>
    </style:style>
    <style:style style:name="P6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7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8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9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0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1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2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3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4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5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6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7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8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9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0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1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2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3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4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5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6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7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8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9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0" style:parent-style-name="Textbody" style:family="paragraph">
      <style:text-properties style:font-name="Calibri" style:font-name-complex="Calibri" fo:color="#C9211E"/>
    </style:style>
    <style:style style:name="P31" style:parent-style-name="Textbody" style:family="paragraph">
      <style:text-properties style:font-name="Calibri" style:font-name-complex="Calibri" fo:color="#000000"/>
    </style:style>
    <style:style style:name="P32" style:parent-style-name="Textbody" style:family="paragraph">
      <style:text-properties style:font-name="Calibri" style:font-name-complex="Calibri" fo:color="#000000"/>
    </style:style>
    <style:style style:name="P33" style:parent-style-name="Textbody" style:family="paragraph">
      <style:text-properties style:font-name="Calibri" style:font-name-complex="Calibri" fo:color="#000000"/>
    </style:style>
    <style:style style:name="T34" style:parent-style-name="Absatz-Standardschriftart" style:family="text">
      <style:text-properties style:font-name="Calibri" style:font-name-complex="Calibri" fo:color="#000000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If Statements:</text:span></text:h>
      <text:p text:style-name="Textbody"/>
      <text:h text:style-name="Überschrift2" text:outline-level="2">Aufgabe 1:</text:h>
      <text:p text:style-name="P4">Schreibe eine Methode die<text:s/>Überprüft, ob eine Zahl zwischen 10 &amp; 16 liegt.</text:p>
      <text:p text:style-name="P5">Das Format der Methode: between10And16(number:int) : boolean</text:p>
      <text:p text:style-name="P6">Wenn die<text:s/>Nummer<text:s/>zwischen 10 und 16 ist soll eine Konsolenausgabe mit dem Text: "Die<text:s/>Nummer<text:s/>ist zwischen 10 und 15" ausgegeben werden</text:p>
      <text:p text:style-name="P7">Falls nicht, soll dies<text:s/>ebenfalls ein Text<text:s/>über<text:s/>die Konsole ausgegeben werden.</text:p>
      <text:p text:style-name="P8"/>
      <text:p text:style-name="P9"/>
      <text:h text:style-name="Überschrift2" text:outline-level="2">Aufgabe 2:</text:h>
      <text:p text:style-name="P10">Ergänze<text:s/>die oben erstellte Methode durch eine weitere Info. Wenn die Zahle<text:s/>über<text:s/>15 ist soll eine Meldung<text:s/>ausgegeben<text:s/>werden.</text:p>
      <text:p text:style-name="P11">Wenn die Zahl kleiner als 10 ist dann soll ebenfalls der Nutzer<text:s/>darüber<text:s/>über<text:s/>die Konsole informiert werden</text:p>
      <text:p text:style-name="P12"/>
      <text:p text:style-name="P13"/>
      <text:h text:style-name="Überschrift2" text:outline-level="2">Aufgabe 3:</text:h>
      <text:p text:style-name="P14">Erstelle ein String Array mit fester<text:s/>Länge<text:s/>und<text:s/>fülle<text:s/>dieses Array mit Strings deiner Wahl.</text:p>
      <text:p text:style-name="P15">Die Inputparameter sind einerseits das Array und andererseits die<text:s/>überprüfte<text:s/>Länger<text:s/>der Strings</text:p>
      <text:p text:style-name="P16">Schreibe eine Methode, die die Anzahl an Strings des Arrays<text:s/>zurückgibt, die<text:s/>über<text:s/>einer<text:s/>bestimmten Länge<text:s/>sind.</text:p>
      <text:p text:style-name="P17">Wenn die<text:s/>Länge<text:s/>der zu<text:s/>überprüfenden<text:s/>Namen<text:s/>kleiner als 0 ist soll nichts<text:s/>zurückgegeben<text:s/>werden</text:p>
      <text:p text:style-name="P18"/>
      <text:p text:style-name="P19"/>
      <text:h text:style-name="Überschrift2" text:outline-level="2">Aufgabe 4:</text:h>
      <text:p text:style-name="P20">Java: if-else-4: Altersprüfung mit Scanner-Eingabe</text:p>
      <text:p text:style-name="P21"/>
      <text:p text:style-name="P22">Schreibe ein Programm, das folgende Anforderungen<text:s/>erfüllt:</text:p>
      <text:p text:style-name="P23">- Es wird eine Konsoleneingabe entgegengenommen, in der das Alter abgefragt wird.</text:p>
      <text:p text:style-name="P24">- Die Altersangabe wird<text:s/>überprüft: Liegt der Wert unter 18, wird die Meldung "Zugang verweigert" ausgegeben.</text:p>
      <text:p text:style-name="P25"/>
      <text:p text:style-name="P26"/>
      <text:p text:style-name="P27">ERGAENZUNG 1:</text:p>
      <text:p text:style-name="P28">Arbeite mit zwei Methoden: Eine, die die Eingabe organisiert und eine, die die<text:s/>Altersüberprüfung<text:s/>durchführt und<text:s/>die<text:s/>Meldung<text:s/>ausgibt.</text:p>
      <text:p text:style-name="P29"/>
      <text:p text:style-name="P30"/>
      <text:h text:style-name="Überschrift2" text:outline-level="2">Aufgabe 5:</text:h>
      <text:p text:style-name="P31">Schreibe<text:s/>ein Programm, was den Benutzer ein Password eingeben<text:s/>lässt. (Wenn der Text den Wert „meinPassw8rd“ entspricht, dann soll der Nutzer<text:s/>über<text:s/>die<text:s/>gültige<text:s/>Eingabe<text:s/>informiert werden.</text:p>
      <text:p text:style-name="P32">Es wird ein Passwort abgefragt (Konsoleneingabe), das Passwort wird auf Korrektheit<text:s/>überprüft</text:p>
      <text:p text:style-name="P33">(Achtung: Bei String-Vergleichen mit der Methode equals() arbeiten!).</text:p>
      <text:p text:style-name="Textbody"><text:span text:style-name="T3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04T19:39:00Z</dc:date>
    <meta:template xlink:href="Normal.dotm" xlink:type="simple"/>
    <meta:editing-cycles>10</meta:editing-cycles>
    <meta:editing-duration>PT0S</meta:editing-duration>
    <meta:document-statistic meta:page-count="1" meta:paragraph-count="3" meta:word-count="253" meta:character-count="1846" meta:row-count="13" meta:non-whitespace-character-count="1596"/>
  </office:meta>
</office:document-meta>
</file>